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Code_20_block">
      <style:text-properties fo:color="#008000"/>
    </style:style>
    <style:style style:name="P9" style:family="paragraph" style:parent-style-name="Code_20_block">
      <style:text-properties style:font-name="Courier New1" fo:font-size="10pt" style:font-size-asian="10pt" style:font-size-complex="10pt"/>
    </style:style>
    <style:style style:name="P10" style:family="paragraph" style:parent-style-name="Code_20_block">
      <style:paragraph-properties fo:text-align="justify" style:justify-single-word="false"/>
    </style:style>
    <style:style style:name="P11" style:family="paragraph" style:parent-style-name="Code_20_block">
      <style:text-properties fo:font-weight="normal" style:font-weight-asian="normal" style:font-weight-complex="normal"/>
    </style:style>
    <style:style style:name="P12" style:family="paragraph" style:parent-style-name="Code_20_block">
      <style:text-properties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justify" style:justify-single-word="false" fo:break-before="page"/>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Code_20_block">
      <style:paragraph-properties fo:break-before="page"/>
    </style:style>
    <style:style style:name="P17" style:family="paragraph" style:parent-style-name="Standard" style:list-style-name="List_20_2">
      <style:paragraph-properties fo:text-align="start" style:justify-single-word="false"/>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ist_20_1">
      <style:paragraph-properties fo:text-align="justify" style:justify-single-word="false"/>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font-name="Courier New1" fo:font-size="9pt" style:font-name-asian="Courier New1" style:font-size-asian="9pt" style:font-name-complex="Courier New1" style:font-size-complex="9pt"/>
    </style:style>
    <style:style style:name="T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8" style:family="text">
      <style:text-properties fo:color="#000000" style:font-name="Courier New1" fo:font-size="10pt" style:font-name-asian="Courier New1" style:font-size-asian="10pt" style:font-name-complex="Courier New1" style:font-size-complex="10pt"/>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43676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java.sun.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java.sun.com/j2se/1.5.0/docs/api/java/lang/management/ManagementFactory.html#getPlatformMBeanServer()">platform MBean server</text:a>. This means, among other things, that the can be accessed through external JMX-based applications or APIs, such as <text:a xlink:type="simple" xlink:href="https://visualvm.dev.java.net/">VisualVM</text:a>.</text:p>
      <text:list xml:id="list29462303" text:continue-numbering="true" text:style-name="Outline">
        <text:list-item>
          <text:list>
            <text:list-item>
              <text:h text:style-name="Heading_20_2" text:outline-level="2">Node management</text:h>
            </text:list-item>
          </text:list>
        </text:list-item>
      </text:list>
      <text:p text:style-name="Standard">Out of the box in JPPF 2.0, each node provides 2 MBeans that can be accessed remotely using an RMI remote connector with <text:s/>the JMX URL “<text:span text:style-name="Code_20_char"><text:span text:style-name="T3">service:jmx:rmi:///jndi/rmi://</text:span></text:span><text:span text:style-name="Code_20_char"><text:span text:style-name="T2">host</text:span></text:span><text:span text:style-name="Code_20_char"><text:span text:style-name="T3">:</text:span></text:span><text:span text:style-name="Code_20_char"><text:span text:style-name="T2">port</text:span></text:span><text:span text:style-name="Code_20_char"><text:span text:style-name="T3">/jppf/node</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944738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2.0/org/jppf/management/JPPFAdminMBean.html#NODE_MBEAN_NAME"><text:span text:style-name="Code_20_char">JPPFAdminMBean.NODE_ADMIN_NAME</text:span></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2.0/index.html?org/jppf/management/JPPFNodeAdminMBean.html"><text:span text:style-name="Code_20_char">JPPFNodeAdminMBean</text:span></text:a> interface, which provides the functionalities described hereafter.</text:p>
      <text:list xml:id="list29472642"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text:span text:style-name="T4">/**</text:span></text:p>
      <text:p text:style-name="P8"><text:s text:c="3"/>* Get the latest state information from the node.</text:p>
      <text:p text:style-name="P8"><text:s text:c="3"/>* @return a &lt;code&gt;JPPFNodeState&lt;/code&gt; object.</text:p>
      <text:p text:style-name="P8"><text:s text:c="3"/>* @throws Exception if any error occurs.</text:p>
      <text:p text:style-name="P8"><text:s text:c="3"/>*/</text:p>
      <text:p text:style-name="Code_20_block"><text:s text:c="2"/>public JPPFNodeState state() throws Exception;</text:p>
      <text:p text:style-name="P2"/>
      <text:p text:style-name="P2">This method returns a <text:a xlink:type="simple" xlink:href="http://www.jppf.org/api-2.0/index.html?org/jppf/management/JPPFNodeState.html"><text:span text:style-name="Code_20_char">JPPFNodeState</text:span></text:a> object, which provides the following information on the node:</text:p>
      <text:p text:style-name="P2"/>
      <text:p text:style-name="Code_20_block"><text:s text:c="2"/><text:span text:style-name="T4">// the status of the connection with the server</text:span></text:p>
      <text:p text:style-name="Code_20_block"><text:s text:c="2"/>public String getConnectionStatus()</text:p>
      <text:p text:style-name="Code_20_block"><text:s text:c="2"/></text:p>
      <text:p text:style-name="Code_20_block"><text:s text:c="2"/><text:span text:style-name="T4">// the current task execution status</text:span></text:p>
      <text:p text:style-name="Code_20_block"><text:s text:c="2"/>public String getExecutionStatus()</text:p>
      <text:p text:style-name="Code_20_block"><text:s text:c="2"/></text:p>
      <text:p text:style-name="Code_20_block"><text:s text:c="2"/><text:span text:style-name="T4">// the cpu time consumed by the node's execution threads</text:span></text:p>
      <text:p text:style-name="Code_20_block"><text:s text:c="2"/><text:span text:style-name="T4">// this includes the tasks cpu time and some JPPF processing overhead</text:span></text:p>
      <text:p text:style-name="Code_20_block"><text:s text:c="2"/>public long getCpuTime()</text:p>
      <text:p text:style-name="Code_20_block"><text:s text:c="2"/></text:p>
      <text:p text:style-name="Code_20_block"><text:s text:c="2"/><text:span text:style-name="T4">// the total number of tasks executed</text:span></text:p>
      <text:p text:style-name="Code_20_block"><text:s text:c="2"/>public int getNbTasksExecuted()</text:p>
      <text:p text:style-name="Code_20_block"><text:s text:c="2"/></text:p>
      <text:p text:style-name="Code_20_block"><text:s text:c="2"/><text:span text:style-name="T4">// the current size of the pool of threads used for tasks execution</text:span></text:p>
      <text:p text:style-name="Code_20_block"><text:s text:c="2"/>public int getThreadPoolSize()</text:p>
      <text:p text:style-name="Code_20_block"><text:s text:c="2"/></text:p>
      <text:p text:style-name="Code_20_block"><text:s text:c="2"/><text:span text:style-name="T4">// the current priority assigned to the execution threads</text:span></text:p>
      <text:p text:style-name="Code_20_block"><text:s text:c="2"/>public int getThreadPriority()</text:p>
      <text:p text:style-name="Code_20_block"><text:s text:c="2"/></text:p>
      <text:p text:style-name="Code_20_block"><text:s text:c="2"/><text:span text:style-name="T4">// the set of ids for all currently executing tasks that have an id</text:span></text:p>
      <text:p text:style-name="Code_20_block"><text:s text:c="2"/>public Set&lt;String&gt; getAllTaskIds()</text:p>
      <text:p text:style-name="Standard"/>
      <text:list xml:id="list29451305" text:continue-numbering="true" text:style-name="Outline">
        <text:list-item>
          <text:list>
            <text:list-item>
              <text:list>
                <text:list-item>
                  <text:list>
                    <text:list-item>
                      <text:h text:style-name="P22" text:outline-level="4">Updating the execution thread pool properties</text:h>
                    </text:list-item>
                  </text:list>
                </text:list-item>
              </text:list>
            </text:list-item>
          </text:list>
        </text:list-item>
      </text:list>
      <text:p text:style-name="Code_20_block"><text:s text:c="2"/><text:span text:style-name="T4">/**</text:span></text:p>
      <text:p text:style-name="P8"><text:s text:c="3"/>* Set the size of the node's execution thread pool.</text:p>
      <text:p text:style-name="P8"><text:s text:c="3"/>* @param size the new size of the thread pool; if 0 or less, this method does nothing.</text:p>
      <text:p text:style-name="P8"><text:s text:c="3"/>* @throws Exception if any error occurs.</text:p>
      <text:p text:style-name="P8"><text:s text:c="3"/>*/</text:p>
      <text:p text:style-name="Code_20_block"><text:s text:c="2"/>public void updateThreadPoolSize(Integer size) throws Exception;</text:p>
      <text:p text:style-name="Code_20_block"><text:s text:c="2"/></text:p>
      <text:p text:style-name="Code_20_block"><text:s text:c="2"/><text:span text:style-name="T4">/**</text:span></text:p>
      <text:p text:style-name="P8"><text:s text:c="3"/>* Update the priority of all execution threads.</text:p>
      <text:p text:style-name="P8"><text:s text:c="3"/>* @param newPriority the new priority to set.</text:p>
      <text:p text:style-name="P8"><text:s text:c="3"/>* @throws Exception if any error occurs.</text:p>
      <text:p text:style-name="P8"><text:s text:c="3"/>*/</text:p>
      <text:p text:style-name="Code_20_block"><text:s text:c="2"/>public void updateThreadsPriority(Integer newPriority) throws Exception;</text:p>
      <text:list xml:id="list29446115"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text:span text:style-name="T4">/**</text:span></text:p>
      <text:p text:style-name="P8"><text:s text:c="3"/>* Restart the node.</text:p>
      <text:p text:style-name="P8"><text:s text:c="3"/>* @throws Exception if any error occurs.</text:p>
      <text:p text:style-name="P8"><text:s text:c="3"/>*/</text:p>
      <text:p text:style-name="Code_20_block"><text:s text:c="2"/>public void restart() throws Exception;</text:p>
      <text:p text:style-name="Code_20_block"><text:s text:c="2"/></text:p>
      <text:p text:style-name="Code_20_block"><text:s text:c="2"/><text:span text:style-name="T4">/**</text:span></text:p>
      <text:p text:style-name="P8"><text:s text:c="3"/>* Shutdown the node.</text:p>
      <text:p text:style-name="P8"><text:s text:c="3"/>* @throws Exception if any error occurs.</text:p>
      <text:p text:style-name="P8"><text:s text:c="3"/>*/</text:p>
      <text:p text:style-name="Code_20_block"><text:s text:c="2"/>public void shutdown() throws Exception;</text:p>
      <text:p text:style-name="Standard"/>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9469011"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text:span text:style-name="T4">/**</text:span></text:p>
      <text:p text:style-name="P8"><text:s text:c="3"/>* Reset the node's executed tasks counter to zero.</text:p>
      <text:p text:style-name="P8"><text:s text:c="3"/>* @throws Exception if any error occurs.</text:p>
      <text:p text:style-name="P8"><text:s text:c="3"/>*/</text:p>
      <text:p text:style-name="Code_20_block"><text:s text:c="2"/>public void resetTaskCounter() throws Exception;</text:p>
      <text:p text:style-name="Code_20_block"><text:s text:c="2"/></text:p>
      <text:p text:style-name="Code_20_block"><text:s text:c="2"/><text:span text:style-name="T4">/**</text:span></text:p>
      <text:p text:style-name="P8"><text:s text:c="3"/>* Reset the node's executed tasks counter to the specified value.</text:p>
      <text:p text:style-name="P8"><text:s text:c="3"/>* @param n the new value of the task counter.</text:p>
      <text:p text:style-name="P8"><text:s text:c="3"/>* @throws Exception if any error occurs.</text:p>
      <text:p text:style-name="P8"><text:s text:c="3"/>*/</text:p>
      <text:p text:style-name="Code_20_block"><text:s text:c="2"/>public void setTaskCounter(Integer n) throws Exception;</text:p>
      <text:p text:style-name="P1"/>
      <text:p text:style-name="P1">Please note that <text:span text:style-name="Code_20_char">resetTaskCounter()</text:span> is equivalent to <text:span text:style-name="Code_20_char">setTaskCounter(0)</text:span>.</text:p>
      <text:list xml:id="list29471259"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text:span text:style-name="T4"><text:s/>/**</text:span></text:p>
      <text:p text:style-name="P8"><text:s text:c="3"/>* Get detailed information about the node's JVM properties, environment variables</text:p>
      <text:p text:style-name="P8"><text:s text:c="3"/>* and runtime information such as memory usage, available processors and</text:p>
      <text:p text:style-name="P8"><text:s text:c="3"/>* information about available storage space.</text:p>
      <text:p text:style-name="P8"><text:s text:c="3"/>* @return a &lt;code&gt;JPPFSystemInformation&lt;/code&gt; instance.</text:p>
      <text:p text:style-name="P8"><text:s text:c="3"/>* @throws Exception if any error occurs.</text:p>
      <text:p text:style-name="P8"><text:s text:c="3"/>*/</text:p>
      <text:p text:style-name="Code_20_block"><text:s text:c="2"/>JPPFSystemInformation systemInformation() throws Exception;</text:p>
      <text:p text:style-name="P1"/>
      <text:p text:style-name="P1">This method returns an object of type <text:a xlink:type="simple" xlink:href="http://www.jppf.org/api-2.0/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4"><text:span text:style-name="Code_20_char">JPPFSystemInformation</text:span> provides information about 6 different aspects of the environment:</text:p>
      <text:p text:style-name="P1"/>
      <text:p text:style-name="Code_20_block"><text:s text:c="2"/><text:span text:style-name="T4">// get the system properties</text:span></text:p>
      <text:p text:style-name="Code_20_block"><text:s text:c="2"/>public TypedProperties <text:a xlink:type="simple" xlink:href="http://www.jppf.org/api-2.0/org/jppf/management/JPPFSystemInformation.html#getSystem()">getSystem()</text:a></text:p>
      <text:p text:style-name="Code_20_block"><text:s text:c="2"/><text:span text:style-name="T4">// get runtime information about JVM memory and available processors</text:span></text:p>
      <text:p text:style-name="Code_20_block"><text:s text:c="2"/>public TypedProperties <text:a xlink:type="simple" xlink:href="http://www.jppf.org/api-2.0/org/jppf/management/JPPFSystemInformation.html#getRuntime()">getRuntime()</text:a></text:p>
      <text:p text:style-name="Code_20_block"><text:s text:c="2"/><text:span text:style-name="T4">// get the host environment variables</text:span></text:p>
      <text:p text:style-name="Code_20_block"><text:s text:c="2"/>public TypedProperties <text:a xlink:type="simple" xlink:href="http://www.jppf.org/api-2.0/org/jppf/management/JPPFSystemInformation.html#getEnv()">getEnv()</text:a></text:p>
      <text:p text:style-name="Code_20_block"><text:s text:c="2"/><text:span text:style-name="T4">// get IPV4 and IPV6 addresses assigned to the host</text:span></text:p>
      <text:p text:style-name="Code_20_block"><text:s text:c="2"/>public TypedProperties <text:a xlink:type="simple" xlink:href="http://www.jppf.org/api-2.0/org/jppf/management/JPPFSystemInformation.html#getNetwork()">getNetwork()</text:a></text:p>
      <text:p text:style-name="Code_20_block"><text:s text:c="2"/><text:span text:style-name="T4">// get the JPPF configuration properties</text:span></text:p>
      <text:p text:style-name="Code_20_block"><text:s text:c="2"/>public TypedProperties <text:a xlink:type="simple" xlink:href="http://www.jppf.org/api-2.0/org/jppf/management/JPPFSystemInformation.html#getJppf()">getJppf()</text:a></text:p>
      <text:p text:style-name="Code_20_block"><text:s text:c="2"/><text:span text:style-name="T4">// get information on available disk storage</text:span></text:p>
      <text:p text:style-name="Code_20_block"><text:s text:c="2"/>public TypedProperties <text:a xlink:type="simple" xlink:href="http://www.jppf.org/api-2.0/org/jppf/management/JPPFSystemInformation.html#getStorage()">getStorage()</text:a></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2.0/index.html?org/jppf/utils/TypedProperties.html"><text:span text:style-name="Code_20_char">TypedProperties</text:span></text:a> object. <text:span text:style-name="Code_20_char">TypedProperties</text:span> is a subclass of the standard <text:a xlink:type="simple" xlink:href="http://java.sun.com/j2se/1.5.0/docs/api/index.html?java/util/Properties.html">java.util.Properties</text:a> that provides convenience methods to read property values as primitive types other than String.</text:p>
      <text:list xml:id="list29448114"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text:span text:style-name="T4">/**</text:span></text:p>
      <text:p text:style-name="P8"><text:s text:c="3"/>* Cancel the job with the specified id.</text:p>
      <text:p text:style-name="P8"><text:s text:c="3"/>* @param jobId the id of the job to cancel.</text:p>
      <text:p text:style-name="P8"><text:s text:c="3"/>* @param requeue true if the job should be requeued on the server side,</text:p>
      <text:p text:style-name="P8"><text:s text:c="3"/>* false otherwise.</text:p>
      <text:p text:style-name="P8"><text:s text:c="3"/>* @throws Exception if any error occurs.</text:p>
      <text:p text:style-name="P8"><text:s text:c="3"/>*/</text:p>
      <text:p text:style-name="Code_20_block"><text:s text:c="2"/>public void cancelJob(String jobId, Boolean requeue) throws Exception;</text:p>
      <text:p text:style-name="P1"/>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9452696" text:continue-numbering="true" text:style-name="Outline">
        <text:list-item>
          <text:list>
            <text:list-item>
              <text:list>
                <text:list-item>
                  <text:list>
                    <text:list-item>
                      <text:h text:style-name="Heading_20_4" text:outline-level="4">Canceling and restarting individual tasks</text:h>
                    </text:list-item>
                  </text:list>
                </text:list-item>
              </text:list>
            </text:list-item>
          </text:list>
        </text:list-item>
      </text:list>
      <text:p text:style-name="P8"><text:s text:c="2"/>/**</text:p>
      <text:p text:style-name="P8"><text:s text:c="3"/>* Cancel the execution of the tasks with the specified id.</text:p>
      <text:p text:style-name="P8"><text:s text:c="3"/>* @param id the id of the tasks to cancel.</text:p>
      <text:p text:style-name="P8"><text:s text:c="3"/>* @throws Exception if any error occurs.</text:p>
      <text:p text:style-name="P8"><text:s text:c="3"/>*/</text:p>
      <text:p text:style-name="Code_20_block"><text:s text:c="2"/>public void cancelTask(String id) throws Exception;</text:p>
      <text:p text:style-name="Code_20_block"><text:s/><text:span text:style-name="T4"><text:s/>/**</text:span></text:p>
      <text:p text:style-name="P8"><text:s text:c="3"/>* Restart the execution of the tasks with the specified id.</text:p>
      <text:p text:style-name="P8"><text:s text:c="3"/>* The task(s) will be restarted even if their execution has already completed.</text:p>
      <text:p text:style-name="P8"><text:s text:c="3"/>* @param id the id of the task or tasks to restart.</text:p>
      <text:p text:style-name="P8"><text:s text:c="3"/>* @throws Exception if any error occurs.</text:p>
      <text:p text:style-name="P8"><text:s text:c="3"/>*/</text:p>
      <text:p text:style-name="Code_20_block"><text:s text:c="2"/>public void restartTask(String id) throws Exception;</text:p>
      <text:p text:style-name="P1"/>
      <text:p text:style-name="P1">Each of these methods applies to currently executing tasks only. They also use a task Id to identifiy the affected task. If multiple tasks have the same Id and are currently executing, all of them will be canceled or restarted. Upon invocation of these methods, the corresponding <text:span text:style-name="Code_20_char">onCancel()</text:span> and <text:span text:style-name="Code_20_char">onRestart()</text:span> methods of the tasks will be called.</text:p>
      <text:p text:style-name="P1"/>
      <text:list xml:id="list29467814" text:continue-numbering="true" text:style-name="Outline">
        <text:list-item>
          <text:list>
            <text:list-item>
              <text:list>
                <text:list-item>
                  <text:list>
                    <text:list-item>
                      <text:h text:style-name="P22" text:outline-level="4">Updating the node's configuration properties</text:h>
                    </text:list-item>
                  </text:list>
                </text:list-item>
              </text:list>
            </text:list-item>
          </text:list>
        </text:list-item>
      </text:list>
      <text:p text:style-name="Code_20_block"><text:s text:c="2"/><text:span text:style-name="T4">/**</text:span></text:p>
      <text:p text:style-name="P8"><text:s text:c="3"/>* Update the configuration properties of the node. </text:p>
      <text:p text:style-name="P8"><text:s text:c="3"/>* @param config the set of properties to update.</text:p>
      <text:p text:style-name="P8"><text:s text:c="3"/>* @param reconnect - specifies whether the node should disconnect from,</text:p>
      <text:p text:style-name="P8"><text:s text:c="3"/>* then reconnect to the driver after updating the properties.</text:p>
      <text:p text:style-name="P8"><text:s text:c="3"/>* @throws Exception if any error occurs.</text:p>
      <text:p text:style-name="P8"><text:s text:c="3"/>*/</text:p>
      <text:p text:style-name="Code_20_block"><text:s text:c="2"/>void updateConfiguration(Map&lt;String, String&gt; config, Boolean reconnect)</text:p>
      <text:p text:style-name="Code_20_block"><text:s text:c="7"/>throws Exception;</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9456184"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2.0/org/jppf/management/JPPFNodeTaskMonitorMBean.html#TASK_MONITOR_MBEAN_NAME"><text:span text:style-name="Code_20_char">JPPFNodeTaskMonitorMBean.TASK_MONITOR_MBEAN_NAME</text:span></text:a></text:p>
      <text:p text:style-name="P1"/>
      <text:p text:style-name="P1">This MBean monitors the task activity within a node. It exposes the interface <text:a xlink:type="simple" xlink:href="http://www.jppf.org/api-2.0/index.html?org/jppf/management/JPPFNodeTaskMonitorMBean.html"><text:span text:style-name="Code_20_char">JPPFNodeTaskMonitorMBean</text:span></text:a> and also emits JMX notifications of type <text:a xlink:type="simple" xlink:href="http://www.jppf.org/api-2.0/index.html?org/jppf/management/TaskExecutionNotification.html"><text:span text:style-name="Code_20_char">TaskExecutionNotification</text:span></text:a>.</text:p>
      <text:list xml:id="list29471364"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2.0/index.html?org/jppf/management/JPPFNodeTaskMonitorMBean.html"><text:span text:style-name="Code_20_char">JPPFNodeTaskMonitorMBean</text:span></text:a> provides access to aggregated statistics on the tasks executed within a node:</text:p>
      <text:p text:style-name="P1"/>
      <text:p text:style-name="Code_20_block"><text:s text:c="2"/><text:span text:style-name="T4">// The total number of tasks executed by the node</text:span></text:p>
      <text:p text:style-name="Code_20_block"><text:s text:c="2"/>Integer getTotalTasksExecuted();</text:p>
      <text:p text:style-name="Code_20_block"><text:s text:c="2"/></text:p>
      <text:p text:style-name="Code_20_block"><text:s text:c="2"/><text:span text:style-name="T4">// The total number of tasks that ended in error</text:span></text:p>
      <text:p text:style-name="Code_20_block"><text:s text:c="2"/>Integer getTotalTasksInError();</text:p>
      <text:p text:style-name="Code_20_block"><text:s text:c="2"/></text:p>
      <text:p text:style-name="Code_20_block"><text:s text:c="2"/><text:span text:style-name="T4">// The total number of tasks that executed sucessfully</text:span></text:p>
      <text:p text:style-name="Code_20_block"><text:s text:c="2"/>Integer getTotalTasksSucessfull();</text:p>
      <text:p text:style-name="Code_20_block"><text:s text:c="2"/></text:p>
      <text:p text:style-name="Code_20_block"><text:s text:c="2"/><text:span text:style-name="T4">// The total cpu time used by the tasks in milliseconds</text:span></text:p>
      <text:p text:style-name="Code_20_block"><text:s text:c="2"/>Long getTotalTaskCpuTime();</text:p>
      <text:p text:style-name="Code_20_block"><text:s text:c="2"/></text:p>
      <text:p text:style-name="Code_20_block"><text:s text:c="2"/><text:span text:style-name="T4">// The total elapsed time used by the tasks in milliseconds</text:span></text:p>
      <text:p text:style-name="Code_20_block"><text:s text:c="2"/>Long getTotalTaskElapsedTime();</text:p>
      <text:list xml:id="list29453577"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2.0/index.html?org/jppf/management/TaskExecutionNotification.html"><text:span text:style-name="Code_20_char">TaskExecutionNotification</text:span></text:a> defined as follows:</text:p>
      <text:p text:style-name="P1"/>
      <text:p text:style-name="Code_20_block"><text:s text:c="2"/>public class TaskExecutionNotification extends Notification</text:p>
      <text:p text:style-name="Code_20_block"><text:s text:c="2"/>{</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4">This notification essentially encapsulates an object of type <text:a xlink:type="simple" xlink:href="http://www.jppf.org/api-2.0/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text:p>
      <text:p text:style-name="Code_20_block"><text:s text:c="2"/>{</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text:span></text:p>
      <text:p text:style-name="Code_20_block"><text:s text:c="4"/><text:span text:style-name="T4">// Caution: this value is related to the node's system time,</text:span></text:p>
      <text:p text:style-name="Code_20_block"><text:s text:c="4"/><text:span text:style-name="T4">// not to the time of the notification receiver</text:span></text:p>
      <text:p text:style-name="Code_20_block"><text:s text:c="4"/>public long getTimestamp()</text:p>
      <text:p text:style-name="Code_20_block"><text:s text:c="2"/>}</text:p>
      <text:list xml:id="list29468660"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2.0/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945248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i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8"><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p text:style-name="P1"/>
      <text:list xml:id="list29458153"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5">shutdown();</text:span></text:p>
      <text:list xml:id="list2945309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AdminMBean.NODE_MBEAN_NAME, "state", (Object[]) null, (String[]) null)</text:span>;</text:p>
      <text:p text:style-name="Code_20_block"><text:s text:c="2"/>int nbTasks = state.getNbTasksExecuted();</text:p>
      <text:p text:style-name="Code_20_block"><text:s text:c="2"/><text:span text:style-name="T4">// get the total CPU time used</text:span></text:p>
      <text:p text:style-name="P9"><text:s text:c="2"/><text:span text:style-name="T9">long cpuTime = (Long) wrapper.invoke(JPPFNodeTaskMonitorMBean.TASK_MONITOR_MBEAN_NAME,</text:span></text:p>
      <text:p text:style-name="P9"><text:s text:c="4"/>"getTotalTaskCpuTime", (Object[]) null, (String[]) null);</text:p>
      <text:list xml:id="list29470962"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p>
      <text:p text:style-name="Code_20_block"><text:s text:c="4"/><text:span text:style-name="T3">wrapper.getProxy(JPPFNodeTaskMonitorMBean.TASK_MONITOR_MBEAN_NAME, </text:span></text:p>
      <text:p text:style-name="P12"><text:s text:c="21"/>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947376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p>
      <text:p text:style-name="Code_20_block"><text:s text:c="4"/><text:span text:style-name="T12">wrapper.getProxy(JPPFNodeTaskMonitorMBean.TASK_MONITOR_MBEAN_NAME, </text:span></text:p>
      <text:p text:style-name="P11"><text:s text:c="21"/>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
      <text:p text:style-name="P15">b. Using the MBeanServerConnection API</text:p>
      <text:p text:style-name="Standard"/>
      <text:p text:style-name="Code_20_bloc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6">TASK_MONITOR_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java.sun.com/j2se/1.5.0/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text:span></text:p>
      <text:p text:style-name="Code_20_block"><text:s text:c="2"/>{</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text:span></text:p>
      <text:p text:style-name="Code_20_block"><text:s text:c="4"/>{</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text:p>
      <text:p text:style-name="Code_20_block"><text:s text:c="6"/>{</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9446771"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3">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text:p>
      <text:p text:style-name="Code_20_block"><text:s text:c="2"/>{</text:p>
      <text:p text:style-name="Code_20_block"><text:s text:c="4"/><text:span text:style-name="T4">// handle the logging notifications</text:span></text:p>
      <text:p text:style-name="Code_20_block"><text:s text:c="4"/>public void handleNotification(Notification notification, final Object handback)</text:p>
      <text:p text:style-name="Code_20_block"><text:s text:c="4"/>{</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9475865" text:continue-numbering="true" text:style-name="Outline">
        <text:list-item>
          <text:list>
            <text:list-item>
              <text:h text:style-name="P20" text:outline-level="2">Server management</text:h>
            </text:list-item>
          </text:list>
        </text:list-item>
      </text:list>
      <text:p text:style-name="P1">Out of the box in JPPF 2.0, each server provides 2 MBeans that can be accessed remotely using an RMI remote connector with <text:s/>the JMX URL “<text:span text:style-name="Code_20_char"><text:span text:style-name="T3">service:jmx:rmi:///jndi/rmi://</text:span></text:span><text:span text:style-name="Code_20_char"><text:span text:style-name="T2">host</text:span></text:span><text:span text:style-name="Code_20_char"><text:span text:style-name="T3">:</text:span></text:span><text:span text:style-name="Code_20_char"><text:span text:style-name="T2">port</text:span></text:span><text:span text:style-name="Code_20_char"><text:span text:style-name="T3">/jppf/driver</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9457640"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2.0/org/jppf/management/JPPFAdminMBean.html#DRIVER_MBEAN_NAME"><text:span text:style-name="Code_20_char">JPPFAdminMBean.DRIVER_MBEAN_NAME</text:span></text:a>.</text:p>
      <text:p text:style-name="P2"/>
      <text:p text:style-name="P1">This MBean's role is to perform management and monitoring at the server level. It exposes the <text:a xlink:type="simple" xlink:href="http://www.jppf.org/api-2.0/index.html?org/jppf/management/JPPFDriverAdminMBean.html"><text:span text:style-name="Code_20_char">JPPFAdminMBean</text:span></text:a> interface, which provides the functionalities described hereafter.</text:p>
      <text:list xml:id="list29450281"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 text:c="2"/><text:span text:style-name="T4">/**</text:span></text:p>
      <text:p text:style-name="P8"><text:s text:c="3"/>* Get the latest statistics snapshot from the JPPF driver.</text:p>
      <text:p text:style-name="P8"><text:s text:c="3"/>* @return a &lt;code&gt;JPPFStats&lt;/code&gt; instance.</text:p>
      <text:p text:style-name="P8"><text:s text:c="3"/>* @throws Exception if any error occurs.</text:p>
      <text:p text:style-name="P8"><text:s text:c="3"/>*/</text:p>
      <text:p text:style-name="Code_20_block"><text:s text:c="2"/>public JPPFStats statistics() throws Exception;</text:p>
      <text:p text:style-name="P2"/>
      <text:p text:style-name="P2">This method returns an object of type <text:a xlink:type="simple" xlink:href="http://www.jppf.org/api-2.0/index.html?org/jppf/server/JPPFStats.html"><text:span text:style-name="Code_20_char">JPPFStats</text:span></text:a>. which exposes the following accessors:</text:p>
      <text:p text:style-name="P2"/>
      <text:p text:style-name="Code_20_block"><text:s text:c="2"/><text:span text:style-name="T4">// total number of tasks executed</text:span></text:p>
      <text:p text:style-name="Code_20_block"><text:s text:c="2"/>public int getTotalTasksExecuted()</text:p>
      <text:p text:style-name="Code_20_block"><text:s text:c="2"/><text:span text:style-name="T4">// time statistics for the tasks execution,</text:span></text:p>
      <text:p text:style-name="Code_20_block"><text:s text:c="2"/><text:span text:style-name="T4">// includes network transport and node execution time</text:span></text:p>
      <text:p text:style-name="Code_20_block"><text:s text:c="2"/>public TimeSnapshot getExecution()</text:p>
      <text:p text:style-name="Code_20_block"><text:s text:c="2"/><text:span text:style-name="T4">// time statistics for execution within the nodes</text:span></text:p>
      <text:p text:style-name="Code_20_block"><text:s text:c="2"/>public TimeSnapshot getNodeExecution()</text:p>
      <text:p text:style-name="Code_20_block"><text:s text:c="2"/><text:span text:style-name="T4">// time statistics for the network transport between nodes and server</text:span></text:p>
      <text:p text:style-name="Code_20_block"><text:s text:c="2"/>public TimeSnapshot getTransport()</text:p>
      <text:p text:style-name="Code_20_block"><text:s text:c="2"/><text:span text:style-name="T4">// time statistics for the server overhead</text:span></text:p>
      <text:p text:style-name="Code_20_block"><text:s text:c="2"/>public TimeSnapshot getServer()</text:p>
      <text:p text:style-name="Code_20_block"><text:s text:c="2"/><text:span text:style-name="T4">// time statistics for the queued tasks</text:span></text:p>
      <text:p text:style-name="Code_20_block"><text:s text:c="2"/>public TimeSnapshot getQueue()</text:p>
      <text:p text:style-name="Code_20_block"><text:s text:c="2"/><text:span text:style-name="T4">// total number of tasks that have been queued</text:span></text:p>
      <text:p text:style-name="Code_20_block"><text:s text:c="2"/>public int getTotalQueued()</text:p>
      <text:p text:style-name="Code_20_block"><text:s text:c="2"/><text:span text:style-name="T4">// number of tasks in the queue</text:span></text:p>
      <text:p text:style-name="Code_20_block"><text:s text:c="2"/>public int getQueueSize()</text:p>
      <text:p text:style-name="Code_20_block"><text:s text:c="2"/><text:span text:style-name="T4">// peak queue size</text:span></text:p>
      <text:p text:style-name="Code_20_block"><text:s text:c="2"/>public int getMaxQueueSize()</text:p>
      <text:p text:style-name="Code_20_block"><text:s text:c="2"/><text:span text:style-name="T4">// current number of nodes connected to the server</text:span></text:p>
      <text:p text:style-name="Code_20_block"><text:s text:c="2"/>public int getNbNodes()</text:p>
      <text:p text:style-name="Code_20_block"><text:s text:c="2"/><text:span text:style-name="T4">// peak number of nodes connected to the server</text:span></text:p>
      <text:p text:style-name="Code_20_block"><text:s text:c="2"/>public int getMaxNodes()</text:p>
      <text:p text:style-name="Code_20_block"><text:s text:c="2"/><text:span text:style-name="T4">// the current number of clients connected to the server</text:span></text:p>
      <text:p text:style-name="Code_20_block"><text:s text:c="2"/>public int getNbClients()</text:p>
      <text:p text:style-name="Code_20_block"><text:s text:c="2"/><text:span text:style-name="T4">// peak number of clients connected to the server</text:span></text:p>
      <text:p text:style-name="Code_20_block"><text:s text:c="2"/>public int getMaxClients()</text:p>
      <text:p text:style-name="P2"/>
      <text:p text:style-name="P2">Some of these methods return an instance of the class <text:a xlink:type="simple" xlink:href="http://www.jppf.org/api-2.0/index.html?org/jppf/utils/TimeSnapshot.html"><text:span text:style-name="Code_20_char">TimeSnapshot</text:span></text:a>, that encapsulates multiple aspects of time-related statistics. It exposes the following methods:</text:p>
      <text:p text:style-name="P2"/>
      <text:p text:style-name="Code_20_block"><text:s text:c="2"/><text:span text:style-name="T4">// total cumulated time</text:span></text:p>
      <text:p text:style-name="Code_20_block"><text:s text:c="2"/>public long getTotalTime()</text:p>
      <text:p text:style-name="Code_20_block"><text:s text:c="2"/><text:span text:style-name="T4">// latest observed time</text:span></text:p>
      <text:p text:style-name="Code_20_block"><text:s text:c="2"/>public long getLatestTime()</text:p>
      <text:p text:style-name="Code_20_block"><text:s text:c="2"/><text:span text:style-name="T4">// smallest observed time</text:span></text:p>
      <text:p text:style-name="Code_20_block"><text:s text:c="2"/>public long getMinTime()</text:p>
      <text:p text:style-name="Code_20_block"><text:soft-page-break/><text:s text:c="2"/><text:span text:style-name="T4">// peak time</text:span></text:p>
      <text:p text:style-name="Code_20_block"><text:s text:c="2"/>public long getMaxTime()</text:p>
      <text:p text:style-name="Code_20_block"><text:s text:c="2"/><text:span text:style-name="T4">// average time</text:span></text:p>
      <text:p text:style-name="Code_20_block"><text:s text:c="2"/>public double getAvgTime()</text:p>
      <text:list xml:id="list2946881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 text:c="2"/><text:span text:style-name="T4">/**</text:span></text:p>
      <text:p text:style-name="P8"><text:s text:c="3"/>* Perform a shutdown or restart of the server.</text:p>
      <text:p text:style-name="P8"><text:s text:c="3"/>* @param shutdownDelay - the delay before shutting down the server,</text:p>
      <text:p text:style-name="P8"><text:s text:c="3"/>* once the command is received. </text:p>
      <text:p text:style-name="P8"><text:s text:c="3"/>* @param restartDelay - the delay before restarting, once the server is shutdown.</text:p>
      <text:p text:style-name="P8"><text:s text:c="3"/>* If the value is negative, no restart occurs, the server simply shuts down.</text:p>
      <text:p text:style-name="P8"><text:s text:c="3"/>* @return an acknowledgement message.</text:p>
      <text:p text:style-name="P8"><text:s text:c="3"/>* @throws Exception if any error occurs.</text:p>
      <text:p text:style-name="P8"><text:s text:c="3"/>*/</text:p>
      <text:p text:style-name="Code_20_block"><text:s text:c="2"/>public String restartShutdown(Long shutdownDelay, Long restartDelay) throws Exception;</text:p>
      <text:p text:style-name="P2"/>
      <text:p text:style-name="P1">This method allows you to remotely shut down the server, and eventually to restart it after a specified delay. This can be useful when an upgrade or maintenance of the server must take place within a limited time window.</text:p>
      <text:list xml:id="list2945211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 text:c="2"/><text:span text:style-name="T4">/**</text:span></text:p>
      <text:p text:style-name="P8"><text:s text:c="3"/>* Request the JMX connection information for all the nodes attached to the server.</text:p>
      <text:p text:style-name="P8"><text:s text:c="3"/>* @return a collection of &lt;code&gt;JPPFManagementInfo&lt;/code&gt; instances.</text:p>
      <text:p text:style-name="P8"><text:s text:c="3"/>* @throws Exception if any error occurs.</text:p>
      <text:p text:style-name="P8"><text:s text:c="3"/>*/</text:p>
      <text:p text:style-name="Code_20_block"><text:s text:c="2"/>public Collection&lt;JPPFManagementInfo&gt; nodesInformation() throws Exception;</text:p>
      <text:p text:style-name="P2"/>
      <text:p text:style-name="P1">The <text:a xlink:type="simple" xlink:href="http://www.jppf.org/api-2.0/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text:p>
      <text:p text:style-name="Code_20_block"><text:s text:c="2"/>{</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text:p>
      <text:p text:style-name="Code_20_block"><text:s text:c="2"/>{</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9448144" text:continue-numbering="true" text:style-name="Outline">
        <text:list-item>
          <text:list>
            <text:list-item>
              <text:list>
                <text:list-item>
                  <text:list>
                    <text:list-item>
                      <text:h text:style-name="P22"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 text:c="2"/><text:span text:style-name="T4">/**</text:span></text:p>
      <text:p text:style-name="P8"><text:s text:c="3"/>* Obtain the current load-balancing settings.</text:p>
      <text:p text:style-name="P8"><text:s text:c="3"/>* @return an instance of &lt;code&gt;LoadBalancingInformation&lt;/code&gt;.</text:p>
      <text:p text:style-name="P8"><text:s text:c="3"/>* @throws Exception if an error occurred while fetching the settings.</text:p>
      <text:p text:style-name="P8"><text:s text:c="3"/>*/</text:p>
      <text:p text:style-name="Code_20_block"><text:s text:c="2"/>public LoadBalancingInformation loadBalancerInformation() throws Exception;</text:p>
      <text:p text:style-name="P2"/>
      <text:p text:style-name="P2">This method returns an object of type <text:a xlink:type="simple" xlink:href="http://www.jppf.org/api-2.0/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text:p>
      <text:p text:style-name="Code_20_block"><text:s text:c="2"/>{</text:p>
      <text:p text:style-name="Code_20_block"><text:s text:c="4"/><text:span text:style-name="T4">// the name of the algorithm currently used by the server</text:span></text:p>
      <text:p text:style-name="Code_20_block"><text:s text:c="4"/>public String algorithm = null;</text:p>
      <text:p text:style-name="Code_20_block"><text:s text:c="4"/><text:span text:style-name="T4">// the algorithm's parameters</text:span></text:p>
      <text:p text:style-name="Code_20_block"><text:s text:c="4"/>public TypedProperties parameters = null;</text:p>
      <text:p text:style-name="Code_20_block"><text:s text:c="4"/><text:span text:style-name="T4">// the names of all algorithms available to the sever</text:span></text:p>
      <text:p text:style-name="Code_20_block"><text:s text:c="4"/>public List&lt;String&gt; algorithmNames = null;</text:p>
      <text:p text:style-name="Code_20_block"><text:s text:c="2"/>}</text:p>
      <text:p text:style-name="P2"/>
      <text:p text:style-name="P2"><text:span text:style-name="T10">Notes</text:span>:</text:p>
      <text:p text:style-name="P2"/>
      <text:list xml:id="list29436924" text:style-name="List_20_2">
        <text:list-item>
          <text:p text:style-name="P17">the value of <text:span text:style-name="Code_20_char">algorithm</text:span> is included in the list of algorithm names</text:p>
        </text:list-item>
        <text:list-item>
          <text:p text:style-name="P18"><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 text:c="2"/><text:span text:style-name="T4">/**</text:span></text:p>
      <text:p text:style-name="P8"><text:s text:c="3"/>* Change the load-balancing settings.</text:p>
      <text:p text:style-name="P8"><text:s text:c="3"/>* @param algorithm - the name opf the load-balancing algorithm to set.</text:p>
      <text:p text:style-name="P8"><text:s text:c="3"/>* @param parameters - the algorithm's parameters.</text:p>
      <text:p text:style-name="P8"><text:s text:c="3"/>* @return an acknowledgement or error message.</text:p>
      <text:p text:style-name="P8"><text:s text:c="3"/>* @throws Exception if an error occurred while updating the settings.</text:p>
      <text:p text:style-name="P8"><text:s text:c="3"/>*/</text:p>
      <text:p text:style-name="Code_20_block"><text:s text:c="2"/>public String changeLoadBalancerSettings(String algorithm, Map parameters)</text:p>
      <text:p text:style-name="Code_20_block"><text:s text:c="4"/>throws Exception;</text:p>
      <text:p text:style-name="P1"/>
      <text:p text:style-name="P1">Where:</text:p>
      <text:p text:style-name="P1"/>
      <text:list xml:id="list29450724" text:continue-numbering="true" text:style-name="List_20_2">
        <text:list-item>
          <text:p text:style-name="P18"><text:span text:style-name="Code_20_char">algorithm</text:span> is the name of the algorithm to use. If it is not known to the server, no change occurs.</text:p>
        </text:list-item>
        <text:list-item>
          <text:p text:style-name="P18"><text:span text:style-name="Code_20_char">parameters</text:span> is a map of algorithm parameter names to their value. Similarly to what we saw above, the parameter names must be expressed without suffix. Internally, the JPPF server will use a the profile name “jppf”.</text:p>
        </text:list-item>
      </text:list>
      <text:list xml:id="list29477725" text:continue-list="list29448144" text:style-name="Outline">
        <text:list-item>
          <text:list>
            <text:list-item>
              <text:list>
                <text:list-item>
                  <text:h text:style-name="P21"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2.0/org/jppf/management/JPPFAdminMBean.html#DRIVER_JOB_MANAGEMENT_MBEAN_NAME"><text:span text:style-name="Code_20_char">JPPFAdminMBean.DRIVER_JOB_MANAGEMENT_MBEAN_NAME</text:span></text:a>.</text:p>
      <text:p text:style-name="P2"/>
      <text:p text:style-name="P1">The role of this MBean is to control and monitor the life cycle of all jobs submitted to the server. It exposes the <text:a xlink:type="simple" xlink:href="http://www.jppf.org/api-2.0/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text:p>
      <text:p text:style-name="Code_20_block"><text:s text:c="2"/>{</text:p>
      <text:p text:style-name="Code_20_block"><text:s text:c="4"/><text:span text:style-name="T4">// Cancel the job with the specified id</text:span></text:p>
      <text:p text:style-name="Code_20_block"><text:s text:c="4"/>public void cancelJob(String jobId) throws Exception;</text:p>
      <text:p text:style-name="Code_20_block"><text:s text:c="4"/><text:span text:style-name="T4">// Suspend the job with the specified id</text:span></text:p>
      <text:p text:style-name="Code_20_block"><text:s text:c="4"/>public void suspendJob(String jobId, Boolean requeue) throws Exception;</text:p>
      <text:p text:style-name="Code_20_block"><text:s text:c="4"/><text:span text:style-name="T4">// Resume the job with the specified id</text:span></text:p>
      <text:p text:style-name="Code_20_block"><text:s text:c="4"/>public void resumeJob(String jobId) throws Exception;</text:p>
      <text:p text:style-name="Code_20_block"><text:s text:c="4"/><text:span text:style-name="T4">// Update the maximum number of nodes a job can run on</text:span></text:p>
      <text:p text:style-name="Code_20_block"><text:s text:c="4"/>public void updateMaxNodes(String jobId, Integer maxNodes) throws Exception;</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Id) throws Exception;</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9452632"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 text:c="2"/><text:span text:style-name="T4">/**</text:span></text:p>
      <text:p text:style-name="P8"><text:s text:c="3"/>* Cancel the job with the specified id.</text:p>
      <text:p text:style-name="P8"><text:s text:c="3"/>* @param jobId the id of the job to cancel.</text:p>
      <text:p text:style-name="P8"><text:s text:c="3"/>* @throws Exception if any error occurs.</text:p>
      <text:p text:style-name="P8"><text:s text:c="3"/>*/</text:p>
      <text:p text:style-name="Code_20_block"><text:s text:c="2"/>public void cancelJob(String jobId) throws Exception;</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 text:c="2"/><text:span text:style-name="T4">/**</text:span></text:p>
      <text:p text:style-name="P8"><text:s text:c="3"/>* Suspend the job with the specified id.</text:p>
      <text:p text:style-name="P8"><text:s text:c="3"/>* @param jobId the id of the job to suspend.</text:p>
      <text:p text:style-name="P8"><text:s text:c="3"/>* @param requeue true if the sub-jobs running on each node should be canceled</text:p>
      <text:p text:style-name="P8"><text:s text:c="3"/>* and requeued, false if they should be left to execute until completion.</text:p>
      <text:p text:style-name="P8"><text:s text:c="3"/>* @throws Exception if any error occurs.</text:p>
      <text:p text:style-name="P8"><text:s text:c="3"/>*/</text:p>
      <text:p text:style-name="Code_20_block"><text:s text:c="2"/>public void suspendJob(String jobId, Boolean requeue) throws Exception;</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9453280" text:continue-list="list29450724" text:style-name="List_20_2">
        <text:list-item>
          <text:p text:style-name="P18">if <text:span text:style-name="T3">true</text:span>, then the sub-job is canceled and inserted back into the server queue, for execution at a later time</text:p>
        </text:list-item>
        <text:list-item>
          <text:p text:style-name="P18">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oft-page-break/><text:s text:c="2"/><text:span text:style-name="T4">/**</text:span></text:p>
      <text:p text:style-name="P8"><text:s text:c="3"/>* Resume the job with the specified id.</text:p>
      <text:p text:style-name="P8"><text:s text:c="3"/>* @param jobId the id of the job to resume.</text:p>
      <text:p text:style-name="P8"><text:s text:c="3"/>* @throws Exception if any error occurs.</text:p>
      <text:p text:style-name="P8"><text:s text:c="3"/>*/</text:p>
      <text:p text:style-name="Code_20_block"><text:s text:c="2"/>public void resumeJob(String jobId) throws Exception;</text:p>
      <text:p text:style-name="P1"/>
      <text:p text:style-name="P1">This method resumes the execution of a suspended job with the specified <text:span text:style-name="Code_20_char">jobId</text:span>. If the job was not suspended, this method has no effect.</text:p>
      <text:list xml:id="list29477833" text:continue-list="list29452632"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Code_20_block"><text:s text:c="2"/><text:span text:style-name="T4">/**</text:span></text:p>
      <text:p text:style-name="P8"><text:s text:c="3"/>* Update the maximum number of nodes a job can run on.</text:p>
      <text:p text:style-name="P8"><text:s text:c="3"/>* @param jobId the id of the job to update.</text:p>
      <text:p text:style-name="P8"><text:s text:c="3"/>* @param maxNodes the new maximum number of nodes for the job.</text:p>
      <text:p text:style-name="P8"><text:s text:c="3"/>* @throws Exception if any error occurs.</text:p>
      <text:p text:style-name="P8"><text:s text:c="3"/>*/</text:p>
      <text:p text:style-name="Code_20_block"><text:s text:c="2"/>public void updateMaxNodes(String jobId, Integer maxNodes) throws Exception;</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947449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Code_20_block"><text:s text:c="2"/><text:span text:style-name="T4">/**</text:span></text:p>
      <text:p text:style-name="P8"><text:s text:c="3"/>* Get the set of ids for all the jobs currently queued or executing.</text:p>
      <text:p text:style-name="P8"><text:s text:c="3"/>* @return an array of ids as strings.</text:p>
      <text:p text:style-name="P8"><text:s text:c="3"/>* @throws Exception if any error occurs.</text:p>
      <text:p text:style-name="P8"><text:s text:c="3"/>*/</text:p>
      <text:p text:style-name="Code_20_block"><text:s text:c="2"/>public String[] getAllJobIds() throws Exception;</text:p>
      <text:p text:style-name="P1"/>
      <text:p text:style-name="P1">This methods returns the IDs of all the jobs currently handled by the server. These IDs can be directly used with the other methods of the job management MBean.</text:p>
      <text:p text:style-name="P1"/>
      <text:p text:style-name="Code_20_block"><text:s text:c="2"/><text:span text:style-name="T4">/**</text:span></text:p>
      <text:p text:style-name="P8"><text:s text:c="3"/>* Get an object describing the job with the specified id. </text:p>
      <text:p text:style-name="P8"><text:s text:c="3"/>* @param jobId the id of the job to get information about.</text:p>
      <text:p text:style-name="P8"><text:s text:c="3"/>* @return an instance of &lt;code&gt;JobInformation&lt;/code&gt;.</text:p>
      <text:p text:style-name="P8"><text:s text:c="3"/>* @throws Exception if any error occurs.</text:p>
      <text:p text:style-name="P8"><text:s text:c="3"/>*/</text:p>
      <text:p text:style-name="Code_20_block"><text:s text:c="2"/>public JobInformation getJobInformation(String jobId) throws Exception;</text:p>
      <text:p text:style-name="P1"/>
      <text:p text:style-name="P1">Retrieves information about the state of a job in the server. This method returns an object of type <text:a xlink:type="simple" xlink:href="http://www.jppf.org/api-2.0/index.html?org/jppf/job/JobInformation.html"><text:span text:style-name="Code_20_char">JobInformation</text:span></text:a>, defined as follows:</text:p>
      <text:p text:style-name="P1"/>
      <text:p text:style-name="P16"><text:s text:c="2"/>public class JobInformation implements Serializable</text:p>
      <text:p text:style-name="Code_20_block"><text:s text:c="2"/>{</text:p>
      <text:p text:style-name="Code_20_block"><text:s text:c="4"/><text:span text:style-name="T4">// the unique identifier for the job</text:span></text:p>
      <text:p text:style-name="Code_20_block"><text:s text:c="4"/>public String getJobId()</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It is also possible to obtain information about all the sub-jobs of a job that are disptached to remote nodes:</text:p>
      <text:p text:style-name="P1"/>
      <text:p text:style-name="P8"><text:s text:c="2"/>/**</text:p>
      <text:p text:style-name="P8"><text:s text:c="3"/>* Get a list of objects describing the sub-jobs of a job, and the nodes to which</text:p>
      <text:p text:style-name="P8"><text:s text:c="3"/>* they were dispatched.</text:p>
      <text:p text:style-name="P8"><text:s text:c="3"/>* @param jobId the id of the job for which to find the information.</text:p>
      <text:p text:style-name="P8"><text:s text:c="3"/>* @return an array of &lt;code&gt;NodeJobInformation&lt;/code&gt; instances.</text:p>
      <text:p text:style-name="P8"><text:s text:c="3"/>* @throws Exception if any error occurs.</text:p>
      <text:p text:style-name="P8"><text:s text:c="3"/>*/</text:p>
      <text:p text:style-name="Code_20_block"><text:s text:c="2"/>public NodeJobInformation[] getNodeInformation(String jobId) throws Exception;</text:p>
      <text:p text:style-name="P1"/>
      <text:p text:style-name="P1">The return value is an array of objects of type <text:a xlink:type="simple" xlink:href="http://www.jppf.org/api-2.0/index.html?org/jppf/server/job/management/NodeJobInformation.html"><text:span text:style-name="Code_20_char">NodeJobInformation</text:span></text:a>, defined as follows:</text:p>
      <text:p text:style-name="P1"/>
      <text:p text:style-name="Code_20_block"><text:s text:c="2"/>public class NodeJobInformation implements Serializable</text:p>
      <text:p text:style-name="Code_20_block"><text:s text:c="2"/>{</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2.0/index.html?org/jppf/job/JobInformation.html"><text:span text:style-name="Code_20_char">JobInformation</text:span></text:a> and <text:a xlink:type="simple" xlink:href="http://www.jppf.org/api-2.0/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946311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2.0/index.html?org/jppf/job/JobNotification.html"><text:span text:style-name="Code_20_char">JobNotification</text:span></text:a>, defined as follows:</text:p>
      <text:p text:style-name="P1"/>
      <text:p text:style-name="Code_20_block"/>
      <text:p text:style-name="Code_20_block"><text:s text:c="2"/>public class JobNotification extends Notification</text:p>
      <text:p text:style-name="Code_20_block"><text:s text:c="2"/>{</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2.0/index.html?org/jppf/job/JobEventType.html"><text:span text:style-name="Code_20_char">JobEventType</text:span></text:a> type safe enumeration) is one of the following:</text:p>
      <text:p text:style-name="P1"><text:soft-page-break/></text:p>
      <text:list xml:id="list29465661" text:style-name="List_20_1">
        <text:list-item>
          <text:p text:style-name="P19">JOB_QUEUED: a new job was submitted to the JPPF driver queue</text:p>
        </text:list-item>
        <text:list-item>
          <text:p text:style-name="P19">JOB_ENDED: a job was completed and sent back to the client</text:p>
        </text:list-item>
        <text:list-item>
          <text:p text:style-name="P19">JOB_DISPATCHED: a sub-job was dispatched to a node</text:p>
        </text:list-item>
        <text:list-item>
          <text:p text:style-name="P19">JOB_RETURNED: a sub job returned from a node</text:p>
        </text:list-item>
        <text:list-item>
          <text:p text:style-name="P19">JOB_UPDATED: one of the job attributes has changed</text:p>
        </text:list-item>
      </text:list>
      <text:p text:style-name="P1"/>
      <text:list xml:id="list29467950" text:continue-list="list29463111"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ies of JMX programming. This API is represented by the class JMXDriverConnectionWrapper that provides a simplified way of connecting to the server's MBean server, along with a set of convenience methods to easily access the MBeans' exposed methods and attributes.</text:p>
      <text:p text:style-name="P1">Please note that this class implements the <text:a xlink:type="simple" xlink:href="http://www.jppf.org/api-2.0/index.html?org/jppf/management/JPPFDriverAdminMBean.html"><text:span text:style-name="Code_20_char">JPPFDriverAdminMBean</text:span></text:a> interface, as well as all the methods in <text:s/>the <text:a xlink:type="simple" xlink:href="http://www.jppf.org/api-2.0/index.html?org/jppf/server/job/management/DriverJobManagementMBean.html"><text:s/></text:a><text:a xlink:type="simple" xlink:href="http://www.jppf.org/api-2.0/index.html?org/jppf/server/job/management/DriverJobManagementMBean.html"><text:span text:style-name="Code_20_char">DriverJobManagementMBean</text:span></text:a> interface (but without implementing the interface itself).</text:p>
      <text:list xml:id="list2947786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8"><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945067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2.0/index.html?org/jppf/management/JPPFDriverAdminMBean.html"><text:span text:style-name="Code_20_char">JPPFDriverAdminMBean</text:span></text:a> interface, as well as all the methods in the <text:a xlink:type="simple" xlink:href="http://www.jppf.org/api-2.0/index.html?org/jppf/server/job/management/DriverJobManagementMBean.html"><text:span text:style-name="Code_20_char">DriverJobManagementMBean</text:span></text:a> interface (but without implementing the interface itself).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get the ids of all jobs in the server queue</text:span></text:p>
      <text:p text:style-name="Code_20_block"><text:s text:c="2"/>String jobIds = wrapper.getAllJobIds();</text:p>
      <text:p text:style-name="Code_20_block"><text:s text:c="2"/><text:span text:style-name="T4">// stop the server in 2 seconds (no restart)</text:span></text:p>
      <text:p text:style-name="Code_20_block"><text:s text:c="2"/>wrapper.restartS<text:span text:style-name="T5">hutdown(2000L, -1L);</text:span></text:p>
      <text:list xml:id="list29477378" text:continue-numbering="true" text:style-name="Outline">
        <text:list-item>
          <text:list>
            <text:list-item>
              <text:list>
                <text:list-item>
                  <text:list>
                    <text:list-item>
                      <text:h text:style-name="Heading_20_4" text:outline-level="4"><text:soft-page-break/>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AdminMBean.DRIVER_MBEAN_NAME, "statistics", (Object[]) null, (String[]) null)</text:span>;</text:p>
      <text:p text:style-name="Code_20_block"><text:s text:c="2"/>int nbNodes = stats.getNbNodes();</text:p>
      <text:p text:style-name="Code_20_block"><text:s text:c="2"/><text:span text:style-name="T4">// get the total CPU time used</text:span></text:p>
      <text:p text:style-name="P9"><text:s text:c="2"/><text:span text:style-name="T9">long cpuTime = (Long) wrapper.invoke(JPPFNodeTaskMonitorMBean.TASK_MONITOR_MBEAN_NAME,</text:span></text:p>
      <text:p text:style-name="P9"><text:s text:c="4"/>"getTotalTaskCpuTime", (Object[]) null, (String[]) null);</text:p>
      <text:list xml:id="list2945783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DriverJobManagementMBean proxy = </text:p>
      <text:p text:style-name="Code_20_block"><text:s text:c="4"/><text:span text:style-name="T3">wrapper.getProxy(JPPFAdminMBean.DRIVER_JOB_MANAGEMENT</text:span><text:span text:style-name="T7">_MBEAN_NAME</text:span><text:span text:style-name="T3">, </text:span></text:p>
      <text:p text:style-name="P12"><text:s text:c="21"/>DriverJobManagementMBean.class);</text:p>
      <text:p text:style-name="Code_20_block"><text:s text:c="2"/><text:span text:style-name="T4">// get the ids of all jobs in the server queue</text:span></text:p>
      <text:p text:style-name="Code_20_block"><text:s text:c="2"/>String jobIds = proxy.getAllJobIds();</text:p>
      <text:list xml:id="list29466541"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p>
      <text:p text:style-name="P11"><text:s text:c="4"/>wrapper.getProxy(JPPFAdminMBean.DRIVER_JOB_MANAGEMENT<text:span text:style-name="T8">_MBEAN_NAME</text:span>, </text:p>
      <text:p text:style-name="P11"><text:s text:c="21"/>DriverJobManagementMBean.class);</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AdminMBean.DRIVER_JOB_MANAGEMENT</text:span><text:span text:style-name="T6">_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
      <text:p text:style-name="P13">Here is an example notification listener implementing the <text:a xlink:type="simple" xlink:href="http://java.sun.com/j2se/1.5.0/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text:span></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text:span></text:p>
      <text:p text:style-name="Code_20_block"><text:s text:c="4"/>{</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text:p>
      <text:p text:style-name="Code_20_block"><text:s text:c="6"/>{</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0"><text:s text:c="2"/>NotificationListener myJobNotificationListener = new MyJobNotificationListener();</text:p>
      <text:list xml:id="list29473238"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text:p>
      <text:p text:style-name="Code_20_block"><text:s text:c="2"/>{</text:p>
      <text:p text:style-name="Code_20_block"><text:s text:c="4"/><text:span text:style-name="T4">// handle the logging notifications</text:span></text:p>
      <text:p text:style-name="Code_20_block"><text:s text:c="4"/>public void handleNotification(Notification notification, final Object handback)</text:p>
      <text:p text:style-name="Code_20_block"><text:s text:c="4"/>{</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0"><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40H54M52S</meta:editing-duration>
    <meta:editing-cycles>120</meta:editing-cycles>
    <meta:generator>OpenOffice.org/3.1$Win32 OpenOffice.org_project/310m11$Build-9399</meta:generator>
    <meta:creation-date>2009-10-13T17:17:32.19</meta:creation-date>
    <dc:date>2010-12-23T09:34:38.81</dc:date>
    <meta:document-statistic meta:table-count="0" meta:image-count="0" meta:object-count="0" meta:page-count="17" meta:paragraph-count="747" meta:word-count="5742" meta:character-count="416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